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CB00000231C1A72766CE85172D.png" manifest:media-type="image/png"/>
  <manifest:file-entry manifest:full-path="Pictures/10000201000002CB000002315AB886D2F3A1BB87.png" manifest:media-type="image/png"/>
  <manifest:file-entry manifest:full-path="Pictures/10000201000002CB000002311D1878E63D3581A0.png" manifest:media-type="image/png"/>
  <manifest:file-entry manifest:full-path="Pictures/10000201000002CB0000023111BAD2360AB00FEF.png" manifest:media-type="image/png"/>
  <manifest:file-entry manifest:full-path="Pictures/10000201000004AB0000023210905C8D3F011F34.png" manifest:media-type="image/png"/>
  <manifest:file-entry manifest:full-path="Pictures/10000201000002CB000002312D9AFDA6795349E3.png" manifest:media-type="image/png"/>
  <manifest:file-entry manifest:full-path="Pictures/10000201000001A60000014DE92C2A6E7A2799FB.png" manifest:media-type="image/png"/>
  <manifest:file-entry manifest:full-path="Pictures/10000201000002E8000001EBCFC69C978A0489BE.png" manifest:media-type="image/png"/>
  <manifest:file-entry manifest:full-path="Pictures/10000201000002CB00000231E53B9212A1EBF1D5.png" manifest:media-type="image/png"/>
  <manifest:file-entry manifest:full-path="Pictures/10000201000002F300000231C5B6CA1114C0CEE8.png" manifest:media-type="image/png"/>
  <manifest:file-entry manifest:full-path="Pictures/10000201000002CB00000231619490C7F109BEF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75cm" fo:min-width="1.814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75cm" fo:min-width="2.618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75cm" fo:min-width="2.58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18cm" fo:min-width="15.805cm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1.657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2.163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text-properties fo:font-size="18pt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="none" draw:fill-color="#ffffff"/>
      <style:text-properties fo:font-size="32pt" style:font-size-asian="32pt" style:font-size-complex="32pt"/>
    </style:style>
    <style:style style:name="P7" style:family="paragraph">
      <style:text-properties fo:font-size="32pt" style:font-size-asian="32pt" style:font-size-complex="32pt"/>
    </style:style>
    <style:style style:name="P8" style:family="paragraph">
      <loext:graphic-properties draw:fill="none" draw:fill-color="#ffffff"/>
    </style:style>
    <style:style style:name="T1" style:family="text">
      <style:text-properties fo:font-size="18pt"/>
    </style:style>
    <style:style style:name="T2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Old</text:p>
          </draw:text-box>
        </draw:frame>
        <draw:frame draw:style-name="gr1" draw:text-style-name="P1" draw:layer="layout" svg:width="25.761cm" svg:height="17cm" svg:x="5.439cm" svg:y="-0.4cm">
          <draw:image xlink:href="Pictures/10000201000002E8000001EBCFC69C978A0489BE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New</text:p>
          </draw:text-box>
        </draw:frame>
        <draw:frame draw:style-name="gr3" draw:text-style-name="P3" draw:layer="layout" svg:width="15.409cm" svg:height="12.159cm" svg:x="7.6cm" svg:y="4.641cm">
          <draw:image xlink:href="Pictures/10000201000001A60000014DE92C2A6E7A2799FB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Concrete </text:p>
          </draw:text-box>
        </draw:frame>
        <draw:frame draw:style-name="gr3" draw:text-style-name="P3" draw:layer="layout" svg:width="27.999cm" svg:height="13.166cm" svg:x="-0.399cm" svg:y="3.834cm">
          <draw:image xlink:href="Pictures/10000201000004AB0000023210905C8D3F011F34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Energy range</text:p>
          </draw:text-box>
        </draw:frame>
        <draw:frame draw:style-name="gr1" draw:text-style-name="P1" draw:layer="layout" svg:width="8.668cm" svg:height="6.8cm" svg:x="1.2cm" svg:y="5.366cm">
          <draw:image xlink:href="Pictures/10000201000002CB000002315AB886D2F3A1BB87.png" xlink:type="simple" xlink:show="embed" xlink:actuate="onLoad">
            <text:p/>
          </draw:image>
        </draw:frame>
        <draw:frame draw:style-name="gr1" draw:text-style-name="P1" draw:layer="layout" svg:width="8.624cm" svg:height="6.766cm" svg:x="10cm" svg:y="5.4cm">
          <draw:image xlink:href="Pictures/10000201000002CB0000023111BAD2360AB00FEF.png" xlink:type="simple" xlink:show="embed" xlink:actuate="onLoad">
            <text:p/>
          </draw:image>
        </draw:frame>
        <draw:frame draw:style-name="gr1" draw:text-style-name="P1" draw:layer="layout" svg:width="8.618cm" svg:height="6.762cm" svg:x="18.382cm" svg:y="5.438cm">
          <draw:image xlink:href="Pictures/10000201000002CB000002312D9AFDA6795349E3.png" xlink:type="simple" xlink:show="embed" xlink:actuate="onLoad">
            <text:p/>
          </draw:image>
        </draw:frame>
        <draw:frame draw:style-name="gr4" draw:text-style-name="P4" draw:layer="layout" svg:width="2.314cm" svg:height="1.725cm" svg:x="4cm" svg:y="13.8cm">
          <draw:text-box>
            <text:p><text:span text:style-name="T1">2MeV</text:span></text:p>
            <text:p><text:span text:style-name="T1">N=38</text:span></text:p>
          </draw:text-box>
        </draw:frame>
        <draw:frame draw:style-name="gr5" draw:text-style-name="P4" draw:layer="layout" svg:width="3.118cm" svg:height="1.725cm" svg:x="12.8cm" svg:y="13.8cm">
          <draw:text-box>
            <text:p><text:span text:style-name="T1">20MeV</text:span></text:p>
            <text:p><text:span text:style-name="T1">N=2174</text:span></text:p>
          </draw:text-box>
        </draw:frame>
        <draw:frame draw:style-name="gr6" draw:text-style-name="P4" draw:layer="layout" svg:width="3.08cm" svg:height="1.725cm" svg:x="21.4cm" svg:y="13.875cm">
          <draw:text-box>
            <text:p><text:span text:style-name="T1">200MeV</text:span></text:p>
            <text:p><text:span text:style-name="T1">N=6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draw:style-name="gr1" draw:text-style-name="P1" draw:layer="layout" svg:width="12.683cm" svg:height="9.951cm" svg:x="1.117cm" svg:y="5.822cm">
          <draw:image xlink:href="Pictures/10000201000002CB00000231E53B9212A1EBF1D5.png" xlink:type="simple" xlink:show="embed" xlink:actuate="onLoad">
            <text:p/>
          </draw:image>
        </draw:frame>
        <draw:frame draw:style-name="gr1" draw:text-style-name="P1" draw:layer="layout" svg:width="12.718cm" svg:height="9.978cm" svg:x="13.882cm" svg:y="5.822cm">
          <draw:image xlink:href="Pictures/10000201000002CB000002311D1878E63D3581A0.png" xlink:type="simple" xlink:show="embed" xlink:actuate="onLoad">
            <text:p/>
          </draw:image>
        </draw:frame>
        <draw:frame draw:style-name="gr7" draw:text-style-name="P6" draw:layer="layout" svg:width="16.305cm" svg:height="1.568cm" svg:x="5.4cm" svg:y="2.232cm">
          <draw:text-box>
            <text:p><text:span text:style-name="T2">Positive vs. Negative Muon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text-style-name="P7" draw:layer="layout" svg:width="25.199cm" svg:height="3.506cm" svg:x="1.4cm" svg:y="0.837cm" presentation:class="title" presentation:user-transformed="true">
          <draw:text-box>
            <text:p><text:span text:style-name="T2">Upper(SC1) vs. lower(SC2) scintillator</text:span></text:p>
          </draw:text-box>
        </draw:frame>
        <draw:frame draw:style-name="gr8" draw:text-style-name="P1" draw:layer="layout" svg:width="12.112cm" svg:height="9cm" svg:x="1.139cm" svg:y="6.598cm" presentation:class="graphic" presentation:user-transformed="true">
          <draw:image xlink:href="Pictures/10000201000002F300000231C5B6CA1114C0CEE8.png" xlink:type="simple" xlink:show="embed" xlink:actuate="onLoad">
            <text:p/>
          </draw:image>
        </draw:frame>
        <draw:frame draw:style-name="gr1" draw:text-style-name="P1" draw:layer="layout" svg:width="11.683cm" svg:height="9.166cm" svg:x="13.8cm" svg:y="6.634cm">
          <draw:image xlink:href="Pictures/10000201000002CB00000231619490C7F109BEF2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layer="layout" svg:width="23.4cm" svg:height="2.163cm" svg:x="2.4cm" svg:y="1.037cm" presentation:class="title" presentation:user-transformed="true">
          <draw:text-box>
            <text:p>Decay</text:p>
          </draw:text-box>
        </draw:frame>
        <draw:frame draw:style-name="gr8" draw:text-style-name="P1" draw:layer="layout" svg:width="19.122cm" svg:height="15.004cm" svg:x="4.678cm" svg:y="2.796cm" presentation:class="graphic" presentation:user-transformed="true">
          <draw:image xlink:href="Pictures/10000201000002CB00000231C1A72766CE85172D.png" xlink:type="simple" xlink:show="embed" xlink:actuate="onLoad">
            <text:p/>
          </draw:image>
        </draw:frame>
        <draw:frame draw:style-name="gr9" draw:text-style-name="P8" draw:layer="layout" svg:width="12.157cm" svg:height="0.988cm" svg:x="7.6cm" svg:y="18cm">
          <draw:text-box>
            <text:p>→ T = 2,185µs, Abweichung ~ 0,5% 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DejaVu Serif" fo:font-size="24pt" fo:language="de" fo:country="DE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09T01:33:11.194996552</meta:creation-date>
    <dc:date>2016-11-23T00:37:30.142450973</dc:date>
    <meta:editing-duration>PT11M27S</meta:editing-duration>
    <meta:editing-cycles>2</meta:editing-cycles>
    <meta:generator>LibreOffice/5.2.3.3$Linux_X86_64 LibreOffice_project/20m0$Build-3</meta:generator>
    <meta:document-statistic meta:object-count="57"/>
  </office:meta>
</office:document-meta>
</file>